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2.54cm" svg:height="1.27cm" svg:x="7.35cm" svg:y="2.59cm">
          <text:p text:style-name="P1"><text:span text:style-name="T1">GameEvent</text:span></text:p>
        </draw:rect>
        <draw:rect draw:style-name="gr1" draw:text-style-name="P2" draw:id="id2" draw:layer="layout" svg:width="2.54cm" svg:height="1.27cm" svg:x="5.445cm" svg:y="5.13cm">
          <text:p text:style-name="P1"><text:span text:style-name="T1">PlayerFIre</text:span></text:p>
          <text:p text:style-name="P1"><text:span text:style-name="T1">Event</text:span></text:p>
        </draw:rect>
        <draw:connector draw:style-name="gr2" draw:text-style-name="P1" draw:layer="layout" svg:x1="8.62cm" svg:y1="3.86cm" svg:x2="6.715cm" svg:y2="5.13cm" draw:start-shape="id1" draw:start-glue-point="2" draw:end-shape="id2" draw:end-glue-point="0" svg:d="m8620 3860v635h-1905v635">
          <text:p/>
        </draw:connector>
        <draw:frame draw:style-name="gr3" draw:text-style-name="P3" draw:layer="layout" svg:width="5.08cm" svg:height="0.955cm" svg:x="9.89cm" svg:y="2.585cm">
          <draw:text-box>
            <text:p><text:span text:style-name="T2">This guy is actually passed as a param to delegat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2T10:23:37.37</meta:creation-date>
    <dc:date>2009-01-14T14:59:14.89</dc:date>
    <meta:editing-duration>PT49H07M13S</meta:editing-duration>
    <meta:editing-cycles>7</meta:editing-cycles>
    <meta:generator>OpenOffice.org/3.0$Win32 OpenOffice.org_project/300m9$Build-9358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